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ext:p>
      <text:p text:style-name="Standard"><text:s/>\centering</text:p>
      <text:p text:style-name="Standard"><text:s/>\includegraphics{pic/eventtypes.png}</text:p>
      <text:p text:style-name="Standard"><text:s/>\caption{Zoznam podtypov udalostí.}</text:p>
      <text:p text:style-name="Standard"><text:s/>\label{fig:evtyp}</text:p>
      <text:p text:style-name="Standard">\end{figure}</text:p>
      <text:p text:style-name="Standard"><text:soft-page-break/></text:p>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text:soft-page-break/>\ref{fig:polex}] \\</text:p>
      <text:p text:style-name="Standard"/>
      <text:p text:style-name="Standard">\begin{figure}[h]</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ection{Unified Modeling Language}</text:p>
      <text:p text:style-name="Standard"/>
      <text:p text:style-name="Standard">\section{BPEL???}</text:p>
      <text:p text:style-name="Standard"/>
      <text:p text:style-name="Standard">\section{SO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2T15:34:45</dc:date>
    <dc:creator>Miroslav Ligas</dc:creator>
    <meta:editing-duration>PT17H01M51S</meta:editing-duration>
    <meta:editing-cycles>25</meta:editing-cycles>
    <meta:generator>OpenOffice.org/3.0$Linux OpenOffice.org_project/300m15$Build-9379</meta:generator>
    <meta:document-statistic meta:table-count="0" meta:image-count="0" meta:object-count="0" meta:page-count="4" meta:paragraph-count="86" meta:word-count="1425" meta:character-count="11417"/>
    <meta:user-defined meta:name="Info 1"/>
    <meta:user-defined meta:name="Info 2"/>
    <meta:user-defined meta:name="Info 3"/>
    <meta:user-defined meta:name="Info 4"/>
  </office:meta>
</office:document-meta>
</file>